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b5a17" style:font-size-asian="12pt" style:font-size-complex="12pt"/>
    </style:style>
    <style:style style:name="P2" style:family="paragraph" style:parent-style-name="Standard">
      <style:text-properties fo:font-size="12pt" officeooo:rsid="00182864" officeooo:paragraph-rsid="002601fa" style:font-size-asian="12pt" style:font-size-complex="12pt"/>
    </style:style>
    <style:style style:name="P3" style:family="paragraph" style:parent-style-name="Standard">
      <style:text-properties fo:font-size="10pt" officeooo:rsid="002a236a" officeooo:paragraph-rsid="00291267" style:font-size-asian="10pt" style:font-size-complex="10pt"/>
    </style:style>
    <style:style style:name="P4" style:family="paragraph" style:parent-style-name="Standard">
      <style:text-properties fo:font-size="10pt" officeooo:rsid="00169256" officeooo:paragraph-rsid="00291267" style:font-size-asian="10pt" style:font-size-complex="10pt"/>
    </style:style>
    <style:style style:name="P5" style:family="paragraph" style:parent-style-name="Standard">
      <style:text-properties fo:font-size="10pt" officeooo:rsid="00186b52" officeooo:paragraph-rsid="00291267" style:font-size-asian="10pt" style:font-size-complex="10pt"/>
    </style:style>
    <style:style style:name="P6" style:family="paragraph" style:parent-style-name="Standard">
      <style:text-properties fo:font-size="10pt" officeooo:rsid="00055c31" officeooo:paragraph-rsid="00291267" style:font-size-asian="10pt" style:font-size-complex="10pt"/>
    </style:style>
    <style:style style:name="P7" style:family="paragraph" style:parent-style-name="Standard">
      <style:text-properties fo:font-size="10pt" officeooo:rsid="001aa1b0" officeooo:paragraph-rsid="00291267" style:font-size-asian="10pt" style:font-size-complex="10pt"/>
    </style:style>
    <style:style style:name="P8" style:family="paragraph" style:parent-style-name="Standard">
      <style:text-properties fo:font-size="10pt" officeooo:rsid="001e9ded" officeooo:paragraph-rsid="00291267" style:font-size-asian="10pt" style:font-size-complex="10pt"/>
    </style:style>
    <style:style style:name="P9" style:family="paragraph" style:parent-style-name="Standard">
      <style:text-properties fo:font-size="10pt" officeooo:rsid="000a5cd5" officeooo:paragraph-rsid="00291267" style:font-size-asian="10pt" style:font-size-complex="10pt"/>
    </style:style>
    <style:style style:name="P10" style:family="paragraph" style:parent-style-name="Standard">
      <style:text-properties fo:font-size="10pt" officeooo:rsid="00221fbf" officeooo:paragraph-rsid="00291267" style:font-size-asian="10pt" style:font-size-complex="10pt"/>
    </style:style>
    <style:style style:name="P11" style:family="paragraph" style:parent-style-name="Standard">
      <style:text-properties fo:font-size="10pt" officeooo:rsid="001807af" officeooo:paragraph-rsid="00291267" style:font-size-asian="10pt" style:font-size-complex="10pt"/>
    </style:style>
    <style:style style:name="P12" style:family="paragraph" style:parent-style-name="Standard">
      <style:text-properties fo:font-size="10pt" officeooo:rsid="0007e30f" officeooo:paragraph-rsid="00291267" style:font-size-asian="10pt" style:font-size-complex="10pt"/>
    </style:style>
    <style:style style:name="P13" style:family="paragraph" style:parent-style-name="Standard">
      <style:text-properties fo:font-size="10pt" officeooo:rsid="000b5a17" officeooo:paragraph-rsid="00291267" style:font-size-asian="10pt" style:font-size-complex="10pt"/>
    </style:style>
    <style:style style:name="P14" style:family="paragraph" style:parent-style-name="Standard">
      <style:text-properties fo:font-size="10pt" officeooo:rsid="00146cf2" officeooo:paragraph-rsid="00291267" style:font-size-asian="10pt" style:font-size-complex="10pt"/>
    </style:style>
    <style:style style:name="P15" style:family="paragraph" style:parent-style-name="Standard">
      <style:text-properties fo:font-size="10pt" officeooo:rsid="001f5bb8" officeooo:paragraph-rsid="00291267" style:font-size-asian="10pt" style:font-size-complex="10pt"/>
    </style:style>
    <style:style style:name="P16" style:family="paragraph" style:parent-style-name="Standard">
      <style:text-properties fo:font-size="10pt" officeooo:rsid="001dc2bf" officeooo:paragraph-rsid="00291267" style:font-size-asian="10pt" style:font-size-complex="10pt"/>
    </style:style>
    <style:style style:name="P17" style:family="paragraph" style:parent-style-name="Standard">
      <style:text-properties fo:font-size="10pt" officeooo:rsid="00231d01" officeooo:paragraph-rsid="00291267" style:font-size-asian="10pt" style:font-size-complex="10pt"/>
    </style:style>
    <style:style style:name="P18" style:family="paragraph" style:parent-style-name="Standard">
      <style:text-properties fo:font-size="10pt" officeooo:paragraph-rsid="00291267" style:font-size-asian="10pt" style:font-size-complex="10pt"/>
    </style:style>
    <style:style style:name="P19" style:family="paragraph" style:parent-style-name="Standard">
      <style:text-properties fo:font-size="10pt" fo:font-weight="normal" officeooo:rsid="001f37c5" officeooo:paragraph-rsid="00291267" style:font-size-asian="10pt" style:font-weight-asian="normal" style:font-size-complex="10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officeooo:rsid="00266da8"/>
    </style:style>
    <style:style style:name="T2" style:family="text">
      <style:text-properties officeooo:rsid="00055c31"/>
    </style:style>
    <style:style style:name="T3" style:family="text">
      <style:text-properties officeooo:rsid="0027edf1"/>
    </style:style>
    <style:style style:name="T4" style:family="text">
      <style:text-properties officeooo:rsid="002ce12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8026" style:font-weight-asian="normal" style:font-weight-complex="normal"/>
    </style:style>
    <style:style style:name="T7" style:family="text">
      <style:text-properties fo:font-weight="normal" officeooo:rsid="001e9ded" style:font-weight-asian="normal" style:font-weight-complex="normal"/>
    </style:style>
    <style:style style:name="T8" style:family="text">
      <style:text-properties fo:font-weight="normal" officeooo:rsid="00266da8" style:font-weight-asian="normal" style:font-weight-complex="normal"/>
    </style:style>
    <style:style style:name="T9" style:family="text">
      <style:text-properties fo:font-weight="normal" officeooo:rsid="001f37c5" style:font-weight-asian="normal" style:font-weight-complex="normal"/>
    </style:style>
    <style:style style:name="T10" style:family="text">
      <style:text-properties fo:font-weight="normal" officeooo:rsid="00221fbf" style:font-weight-asian="normal" style:font-weight-complex="normal"/>
    </style:style>
    <style:style style:name="T11" style:family="text">
      <style:text-properties fo:font-weight="normal" officeooo:rsid="003ef861" style:font-weight-asian="normal" style:font-weight-complex="normal"/>
    </style:style>
    <style:style style:name="T12" style:family="text">
      <style:text-properties fo:font-weight="normal" officeooo:rsid="002c49b0" style:font-weight-asian="normal" style:font-weight-complex="normal"/>
    </style:style>
    <style:style style:name="T13" style:family="text">
      <style:text-properties officeooo:rsid="00146cf2"/>
    </style:style>
    <style:style style:name="T14" style:family="text">
      <style:text-properties officeooo:rsid="00150916"/>
    </style:style>
    <style:style style:name="T15" style:family="text">
      <style:text-properties officeooo:rsid="0016deaf"/>
    </style:style>
    <style:style style:name="T16" style:family="text">
      <style:text-properties officeooo:rsid="0019856b"/>
    </style:style>
    <style:style style:name="T17" style:family="text">
      <style:text-properties officeooo:rsid="001dc2bf"/>
    </style:style>
    <style:style style:name="T18" style:family="text">
      <style:text-properties officeooo:rsid="000ca90c"/>
    </style:style>
    <style:style style:name="T19" style:family="text">
      <style:text-properties officeooo:rsid="001e9ded"/>
    </style:style>
    <style:style style:name="T20" style:family="text">
      <style:text-properties officeooo:rsid="001f37c5"/>
    </style:style>
    <style:style style:name="T21" style:family="text">
      <style:text-properties style:font-name="Liberation Serif1" officeooo:rsid="001f37c5" style:font-name-asian="Liberation Serif1" style:font-name-complex="Liberation Serif1"/>
    </style:style>
    <style:style style:name="T22" style:family="text">
      <style:text-properties style:font-name="Liberation Serif1" officeooo:rsid="001f37c5" style:font-name-asian="Droid Sans Fallback" style:font-name-complex="FreeSans"/>
    </style:style>
    <style:style style:name="T23" style:family="text">
      <style:text-properties style:font-name="Liberation Serif" officeooo:rsid="001f37c5" style:font-name-asian="Droid Sans Fallback" style:font-name-complex="FreeSans"/>
    </style:style>
    <style:style style:name="T24" style:family="text">
      <style:text-properties officeooo:rsid="00205049"/>
    </style:style>
    <style:style style:name="T25" style:family="text">
      <style:text-properties officeooo:rsid="00249700"/>
    </style:style>
    <style:style style:name="T26" style:family="text">
      <style:text-properties officeooo:rsid="002601fa"/>
    </style:style>
    <style:style style:name="T27" style:family="text">
      <style:text-properties officeooo:rsid="002d57fd"/>
    </style:style>
    <style:style style:name="T28" style:family="text">
      <style:text-properties officeooo:rsid="003ef861"/>
    </style:style>
    <style:style style:name="T29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_20_4" svg:stroke-width="0.99pt" svg:stroke-color="#000000" svg:stroke-opacity="75%" draw:stroke-linejoin="miter" draw:fill-color="#00cc00" draw:opacity="5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2.01pt" svg:stroke-color="#000000" svg:stroke-opacity="75%" draw:stroke-linejoin="miter" draw:fill-color="#00cc00" draw:opacity="50%" draw:textarea-horizontal-align="center" draw:textarea-vertical-align="middle" fo:padding-top="0.99pt" fo:padding-bottom="0.99pt" fo:padding-left="0.99pt" fo:padding-right="0.99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99pt" svg:stroke-color="#000000" svg:stroke-opacity="75%" draw:stroke-linejoin="miter" draw:fill-color="#000000" draw:opacity="10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ed_20__28_var_29__20_4" svg:stroke-width="0.51pt" svg:stroke-color="#000000" svg:stroke-opacity="75%" draw:stroke-linejoin="miter" draw:fill-color="#ffffff" draw:opacity="10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ed_20__28_var_29__20_4" svg:stroke-width="0.51pt" svg:stroke-color="#000000" svg:stroke-opacity="75%" draw:stroke-linejoin="miter" draw:fill-color="#00cc00" draw:opacity="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run-through="background" style:vertical-pos="from-top" style:vertical-rel="paragraph" style:horizontal-pos="from-left" style:horizontal-rel="paragraph"/>
    </style:style>
    <style:style style:name="gr7" style:family="graphic">
      <style:graphic-properties draw:stroke="solid" draw:stroke-dash="Dashed_20__28_var_29__20_5" svg:stroke-width="0.51pt" svg:stroke-color="#000000" svg:stroke-opacity="100%" draw:stroke-linejoin="round" svg:stroke-linecap="butt" draw:fill="solid" draw:fill-color="#ffffff" draw:opacity="100%" draw:textarea-horizontal-align="center" draw:textarea-vertical-align="middle" fo:padding-top="0.26pt" fo:padding-bottom="0.26pt" fo:padding-left="0.26pt" fo:padding-right="0.26pt" style:run-through="background"/>
    </style:style>
    <style:style style:name="gr8" style:family="graphic">
      <style:graphic-properties draw:stroke="solid" draw:stroke-dash="Dashed_20__28_var_29__20_5" svg:stroke-width="0.51pt" svg:stroke-color="#000000" svg:stroke-opacity="100%" draw:stroke-linejoin="round" svg:stroke-linecap="butt" draw:fill="solid" draw:fill-color="#ffffff" draw:textarea-horizontal-align="center" draw:textarea-vertical-align="middle" fo:padding-top="0.26pt" fo:padding-bottom="0.26pt" fo:padding-left="0.26pt" fo:padding-right="0.26pt" style:run-through="background"/>
    </style:style>
    <style:style style:name="gr9" style:family="graphic">
      <style:graphic-properties draw:stroke="none" draw:stroke-dash="Dashed_20__28_var_29__20_5" svg:stroke-width="0.51pt" svg:stroke-color="#000000" svg:stroke-opacity="100%" draw:stroke-linejoin="round" svg:stroke-linecap="butt" draw:fill="solid" draw:fill-color="#ffffff" draw:opacity="100%" draw:textarea-horizontal-align="center" draw:textarea-vertical-align="middle" style:run-through="background"/>
    </style:style>
    <style:style style:name="gr10" style:family="graphic">
      <style:graphic-properties draw:stroke="none" draw:stroke-dash="Dashed_20__28_var_29__20_5" svg:stroke-width="0.51pt" svg:stroke-color="#000000" svg:stroke-opacity="0%" draw:stroke-linejoin="round" svg:stroke-linecap="butt" draw:fill="solid" draw:fill-color="#ffffff" draw:opacity="100%" draw:textarea-horizontal-align="center" draw:textarea-vertical-align="middl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0" drawooo:display="printer" svg:width="0pt" svg:height="0pt" svg:x="380.01pt" svg:y="740.01pt" svg:viewBox="0 0 0 0" draw:points="0,0">
        <text:p/>
      </draw:polygon>
      <draw:polygon text:anchor-type="page" text:anchor-page-number="1" draw:z-index="1" draw:name="turtle" draw:style-name="gr2" draw:text-style-name="P20" drawooo:display="printer" svg:width="0pt" svg:height="0pt" svg:x="296.59pt" svg:y="419.9pt" svg:viewBox="0 0 0 0" draw:points="0,0">
        <text:p/>
      </draw:polygon>
      <draw:polygon text:anchor-type="page" text:anchor-page-number="1" draw:z-index="2" draw:name="turtle" draw:style-name="gr3" draw:text-style-name="P20" drawooo:display="printer" svg:width="0pt" svg:height="0pt" svg:x="297.16pt" svg:y="420.46pt" svg:viewBox="0 0 0 0" draw:points="0,0">
        <text:p/>
      </draw:polygon>
      <draw:polygon text:anchor-type="page" text:anchor-page-number="1" draw:z-index="3" draw:name="turtle" draw:style-name="gr4" draw:text-style-name="P20" drawooo:display="printer" svg:width="0pt" svg:height="0pt" svg:x="297.64pt" svg:y="420.89pt" svg:viewBox="0 0 0 0" draw:points="0,0">
        <text:p/>
      </draw:polygon>
      <draw:polygon text:anchor-type="page" text:anchor-page-number="1" draw:z-index="4" draw:name="turtle" draw:style-name="gr4" draw:text-style-name="P20" drawooo:display="printer" svg:width="0pt" svg:height="0pt" svg:x="297.61pt" svg:y="420.89pt" svg:viewBox="0 0 0 0" draw:points="0,0">
        <text:p/>
      </draw:polygon>
      <draw:polygon text:anchor-type="page" text:anchor-page-number="1" draw:z-index="5" draw:name="turtle" draw:style-name="gr4" draw:text-style-name="P20" drawooo:display="printer" svg:width="0pt" svg:height="0pt" svg:x="297.61pt" svg:y="420.89pt" svg:viewBox="0 0 0 0" draw:points="0,0">
        <text:p/>
      </draw:polygon>
      <draw:polygon text:anchor-type="page" text:anchor-page-number="0" draw:z-index="6" draw:name="turtle" draw:style-name="gr5" draw:text-style-name="P20" drawooo:display="printer" svg:width="0pt" svg:height="0pt" svg:x="297.64pt" svg:y="420.89pt" svg:viewBox="0 0 0 0" draw:points="0,0">
        <text:p/>
      </draw:polygon>
      <text:p text:style-name="P1">; <text:span text:style-name="T26">Script per disegnare una successione di poligoni inscritti in un cerchio di raggio R dato</text:span></text:p>
      <text:p text:style-name="P1">; <text:span text:style-name="T26">A.R. Formiconi</text:span></text:p>
      <text:p text:style-name="P2">; <text:span text:style-name="T27">Versione 1.</text:span></text:p>
      <text:p text:style-name="P2">; <text:span text:style-name="T26">13 agosto 2016</text:span></text:p>
      <text:p text:style-name="P1"/>
      <text:p text:style-name="P18">CLEARSCREEN<text:tab/><text:tab/>; <text:span text:style-name="T1">pulisco il foglio</text:span></text:p>
      <text:p text:style-name="P4">HOME<text:tab/><text:tab/><text:tab/><text:tab/>; <text:span text:style-name="T1">tartaruga a casa</text:span></text:p>
      <text:p text:style-name="P5"><text:span text:style-name="T24">HIDE</text:span>TURTLE<text:tab/><text:tab/><text:tab/>; <text:span text:style-name="T24">tartaruga invisibile</text:span></text:p>
      <text:p text:style-name="P6">PENUP<text:tab/><text:tab/><text:tab/><text:tab/>; <text:span text:style-name="T1">alzo la penna</text:span></text:p>
      <text:p text:style-name="P7"><text:span text:style-name="T7">N</text:span><text:span text:style-name="T5">P = </text:span><text:span text:style-name="T12">30</text:span><text:span text:style-name="T7"><text:tab/><text:tab/></text:span><text:span text:style-name="T5"><text:tab/><text:tab/>; </text:span><text:span text:style-name="T8">numero poligoni</text:span></text:p>
      <text:p text:style-name="P8"><text:span text:style-name="T8">R </text:span><text:span text:style-name="T5">= 100<text:tab/><text:tab/><text:tab/><text:tab/>; </text:span><text:span text:style-name="T11">raggio</text:span><text:span text:style-name="T5"> poligoni –- </text:span><text:span text:style-name="T9">tengo fissa </text:span><text:span text:style-name="T11">il raggio</text:span><text:span text:style-name="T9"> per tutti i poligoni</text:span></text:p>
      <text:p text:style-name="P19"><text:tab/><text:tab/><text:tab/><text:tab/>; cosicché risultano tutti inscritti nello stesso cerchio di raggio R</text:p>
      <text:p text:style-name="P9">; <text:span text:style-name="T25">subroutine POLIGONO</text:span></text:p>
      <text:p text:style-name="P9">; <text:tab/><text:span text:style-name="T28">argomenti:</text:span><text:tab/><text:span text:style-name="T25">XP: X del centro del poligono</text:span><text:tab/></text:p>
      <text:p text:style-name="P9">;<text:tab/><text:tab/><text:tab/><text:span text:style-name="T25">YP: Y del centro del poligono</text:span></text:p>
      <text:p text:style-name="P9">;<text:tab/><text:tab/><text:tab/><text:span text:style-name="T25">N: numero lati poligono</text:span></text:p>
      <text:p text:style-name="P9">;<text:tab/><text:tab/><text:tab/><text:span text:style-name="T25">R: misura raggio</text:span></text:p>
      <text:p text:style-name="P9"/>
      <text:p text:style-name="P10">TO POLIGONO X0P Y0P N R</text:p>
      <text:p text:style-name="P11"><text:tab/>A = 360/N<text:tab/><text:tab/><text:tab/>; <text:span text:style-name="T20">angoli supplementari degli angoli interni: quelli di cui gira</text:span></text:p>
      <text:p text:style-name="P11"><text:tab/><text:tab/><text:tab/><text:tab/><text:tab/>; <text:span text:style-name="T20">la tartaruga ad ogni vertice <text:s/>(N→</text:span><text:span text:style-name="T21">∞</text:span><text:span text:style-name="T23"> <text:s/></text:span><text:span text:style-name="T22">=&gt; A→0)</text:span></text:p>
      <text:p text:style-name="P11"><draw:g text:anchor-type="paragraph" draw:z-index="7" draw:style-name="gr6"><draw:circle draw:style-name="gr7" draw:text-style-name="P20" svg:width="3.03pt" svg:height="3.03pt" svg:x="239.44pt" svg:y="109.7pt"><text:p/></draw:circle><draw:polygon draw:style-name="gr8" draw:text-style-name="P20" svg:width="173.17pt" svg:height="149.98pt" draw:transform="rotate (-1.0471975511966) translate (241pt 11.25pt)" svg:viewBox="0 0 6110 5292" draw:points="0,0 6110,0 3055,5292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34.41pt" svg:height="14.06pt" svg:x="223.74pt" svg:y="114.15pt"><text:p><text:span text:style-name="T29">N = 3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41.39pt" svg:height="141.39pt" draw:transform="rotate (-0.785398163397448) translate (241pt 11.2499999999999pt)" svg:viewBox="0 0 4989 4989" draw:points="0,0 4989,0 4989,4989 0,4989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34.41pt" svg:height="14.06pt" svg:x="223.74pt" svg:y="114.15pt"><text:p><text:span text:style-name="T29">N = 4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0.2pt" svg:height="180.88pt" draw:transform="rotate (-0.628318530717959) translate (211.582519130609pt -10.1230509183964pt)" svg:viewBox="0 0 6711 6382" draw:points="1283,0 5430,0 6711,3945 3356,6382 0,3945 1281,1"><text:p/></draw:polyline><draw:rect draw:style-name="gr9" draw:text-style-name="P20" svg:width="40.03pt" svg:height="12.02pt" draw:transform="rotate (-3.1410690548142) translate (260.921653543307pt 127.2pt)"><text:p/></draw:rect><draw:rect draw:style-name="gr10" draw:text-style-name="P20" svg:width="34.41pt" svg:height="14.06pt" svg:x="223.74pt" svg:y="114.15pt"><text:p><text:span text:style-name="T29">N = 5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9.96pt" svg:height="173.17pt" draw:transform="rotate (-0.523598775598299) translate (197.700635094611pt -13.7488999838662pt)" svg:viewBox="0 0 7055 6110" draw:points="1764,0 5292,0 7055,3055 5292,6110 1764,6110 0,3055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34.41pt" svg:height="14.06pt" svg:x="223.74pt" svg:y="114.15pt"><text:p><text:span text:style-name="T29">N = 6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4.97pt" svg:height="190.09pt" draw:transform="skewX (-2.7321648506465E-017) rotate (-0.448724150687742) translate (192.23395163406pt -12.2319272293193pt)" svg:viewBox="0 0 6879 6707" draw:points="1909,0 4971,0 6879,2394 6198,5378 3439,6707 681,5378 0,2394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34.41pt" svg:height="14.06pt" svg:x="223.74pt" svg:y="114.15pt"><text:p><text:span text:style-name="T29">N = 7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84.73pt" svg:height="184.73pt" draw:transform="skewX (-5.51676237189282E-017) rotate (-0.392873614623923) translate (191.024682682488pt -9.46067381071389pt)" svg:viewBox="0 0 6518 6518" draw:points="1908,0 4608,0 6518,1908 6518,4608 4610,6518 1910,6518 0,4610 0,1910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34.41pt" svg:height="14.06pt" svg:x="223.74pt" svg:y="114.15pt"><text:p><text:span text:style-name="T29">N = 8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6.95pt" svg:height="193.92pt" draw:transform="rotate (-0.349065850398866) translate (180.586565267079pt -10.741978055884pt)" svg:viewBox="0 0 6949 6842" draw:points="2268,0 4682,0 6531,1552 6949,3928 5742,6017 3474,6842 1207,6018 0,3928 419,1552"><text:p/></draw:polygon><draw:rect draw:style-name="gr9" draw:text-style-name="P20" svg:width="40.03pt" svg:height="12.02pt" draw:transform="rotate (3.14124358773939) translate (260.921653543307pt 127.2pt)"><text:p/></draw:rect><draw:rect draw:style-name="gr10" draw:text-style-name="P20" svg:width="34.41pt" svg:height="14.06pt" svg:x="223.74pt" svg:y="114.15pt"><text:p><text:span text:style-name="T29">N = 9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200.04pt" svg:height="190.2pt" draw:transform="skewX (-5.7853117738087E-017) rotate (-0.314159265358979) translate (175.2455481653pt -10.1201946545868pt)" svg:viewBox="0 0 7058 6711" draw:points="2439,0 4620,0 6385,1281 7058,3355 6384,5429 4619,6710 2438,6711 674,5429 0,3356 675,1282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42.07pt" svg:height="14.06pt" svg:x="219.94pt" svg:y="114.15pt"><text:p><text:span text:style-name="T29">N = 10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7.89pt" svg:height="195.9pt" draw:transform="skewX (3.99553719794048E-017) rotate (-0.285186799775873) translate (173.028661646781pt -8.67773146730983pt)" svg:viewBox="0 0 6982 6912" draw:points="2499,0 4486,0 6158,1076 6982,2884 6698,4851 5396,6352 3488,6912 1582,6351 281,4849 0,2881 827,1075 2499,2"><text:p/></draw:polyline><draw:rect draw:style-name="gr9" draw:text-style-name="P20" svg:width="40.03pt" svg:height="12.02pt" draw:transform="rotate (-3.14124358773939) translate (260.921653543307pt 127.2pt)"><text:p/></draw:rect><draw:rect draw:style-name="gr10" draw:text-style-name="P20" svg:width="42.07pt" svg:height="14.06pt" svg:x="219.94pt" svg:y="114.15pt"><text:p><text:span text:style-name="T29">N = 11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3.15pt" svg:height="193.15pt" draw:transform="rotate (-0.261799387799149) translate (172.698729810778pt -7.05127018922194pt)" svg:viewBox="0 0 6815 6815" draw:points="2495,0 4321,0 5902,913 6815,2495 6815,4321 5902,5902 4321,6815 2494,6815 913,5902 0,4321 0,2494 913,913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42.07pt" svg:height="14.06pt" svg:x="219.94pt" svg:y="114.15pt"><text:p><text:span text:style-name="T29">N = 12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8.6pt" svg:height="197.06pt" draw:transform="skewX (2.98683710027383E-017) rotate (-0.241728101401215) translate (167.78501293147pt -6.80329131843105pt)" svg:viewBox="0 0 7007 6953" draw:points="2660,0 4348,0 5844,785 6802,2174 7007,3850 6408,5429 5143,6549 3504,6953 1864,6549 600,5430 0,3852 203,2176 1161,786 2655,1"><text:p/></draw:polyline><draw:rect draw:style-name="gr9" draw:text-style-name="P20" svg:width="40.03pt" svg:height="12.02pt" draw:transform="rotate (3.14124358773939) translate (260.921653543307pt 127.2pt)"><text:p/></draw:rect><draw:rect draw:style-name="gr10" draw:text-style-name="P20" svg:width="42.07pt" svg:height="14.06pt" svg:x="219.94pt" svg:y="114.15pt"><text:p><text:span text:style-name="T29">N = 13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200.07pt" svg:height="195.02pt" draw:transform="rotate (-0.224274808881271) translate (165.100202003651pt -6.12946195149048pt)" svg:viewBox="0 0 7059 6881" draw:points="2747,2 4317,2 5732,684 6710,1911 7059,3442 6710,4973 5731,6200 4316,6881 2746,6881 1331,6200 351,4972 0,3442 349,1912 1326,683 2741,0"><text:p/></draw:polyline><draw:rect draw:style-name="gr9" draw:text-style-name="P20" svg:width="40.03pt" svg:height="12.02pt" draw:transform="rotate (-3.1410690548142) translate (260.921653543307pt 127.2pt)"><text:p/></draw:rect><draw:rect draw:style-name="gr10" draw:text-style-name="P20" svg:width="42.07pt" svg:height="14.06pt" svg:x="219.94pt" svg:y="114.15pt"><text:p><text:span text:style-name="T29">N = 14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8.88pt" svg:height="197.77pt" draw:transform="rotate (-0.209614043164519) translate (164.053088452337pt -5.11357760457886pt)" svg:viewBox="0 0 7017 6978" draw:points="2774,0 4240,0 5581,597 6563,1686 7017,3081 6864,4540 6131,5810 4944,6673 3509,6978 2073,6674 887,5812 153,4541 0,3082 453,1688 1435,597"><text:p/></draw:polygon><draw:rect draw:style-name="gr9" draw:text-style-name="P20" svg:width="40.03pt" svg:height="12.02pt" draw:transform="rotate (-3.1410690548142) translate (260.921653543307pt 127.2pt)"><text:p/></draw:rect><draw:rect draw:style-name="gr10" draw:text-style-name="P20" svg:width="42.07pt" svg:height="14.06pt" svg:x="219.94pt" svg:y="114.15pt"><text:p><text:span text:style-name="T29">N = 15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6.13pt" svg:height="196.13pt" draw:transform="rotate (-0.196175007924163) translate (163.916268743704pt -4.07038026793634pt)" svg:viewBox="0 0 6920 6920" draw:points="2773,0 4148,0 5420,528 6394,1501 6920,2773 6920,4148 6393,5420 5419,6394 4148,6920 2772,6920 1500,6393 526,5419 0,4148 0,2772 528,1500 1501,526"><text:p/></draw:polygon><draw:rect draw:style-name="gr9" draw:text-style-name="P20" svg:width="40.03pt" svg:height="12.02pt" draw:transform="rotate (3.14124358773939) translate (260.921653543307pt 127.2pt)"><text:p/></draw:rect><draw:rect draw:style-name="gr10" draw:text-style-name="P20" svg:width="42.07pt" svg:height="14.06pt" svg:x="219.94pt" svg:y="114.15pt"><text:p><text:span text:style-name="T29">N = 16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9.02pt" svg:height="198.28pt" draw:transform="rotate (-0.184830367786199) translate (161.245528175303pt -3.66123688177145pt)" svg:viewBox="0 0 7022 6996" draw:points="2862,0 4158,0 5367,468 6325,1343 6903,2503 7022,3794 6667,5042 5886,6076 4784,6757 3510,6996 2236,6757 1134,6073 353,5038 0,3790 121,2499 699,1339 1658,467 2868,1"><text:p/></draw:polyline><draw:rect draw:style-name="gr9" draw:text-style-name="P20" svg:width="40.03pt" svg:height="12.02pt" draw:transform="rotate (3.1407199889638) translate (260.921653543307pt 127.2pt)"><text:p/></draw:rect><draw:rect draw:style-name="gr10" draw:text-style-name="P20" svg:width="42.07pt" svg:height="14.06pt" svg:x="219.94pt" svg:y="114.15pt"><text:p><text:span text:style-name="T29">N = 17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200.01pt" svg:height="196.95pt" draw:transform="rotate (-0.175056523975031) translate (159.662443585859pt -3.13592216405459pt)" svg:viewBox="0 0 7057 6949" draw:points="2914,0 4139,0 5291,418 6230,1205 6844,2266 7057,3473 6844,4680 6233,5742 5294,6529 4143,6949 2918,6949 1766,6532 828,5745 214,4684 0,3476 213,2269 824,1208 1763,420"><text:p/></draw:polygon><draw:rect draw:style-name="gr9" draw:text-style-name="P20" svg:width="40.03pt" svg:height="12.02pt" draw:transform="rotate (-3.1410690548142) translate (260.921653543307pt 127.2pt)"><text:p/></draw:rect><draw:rect draw:style-name="gr10" draw:text-style-name="P20" svg:width="42.07pt" svg:height="14.06pt" svg:x="219.94pt" svg:y="114.15pt"><text:p><text:span text:style-name="T29">N = 18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9.25pt" svg:height="198.6pt" draw:transform="skewX (2.89508072035456E-017) rotate (-0.164933614313464) translate (158.875198896905pt -2.46931487495367pt)" svg:viewBox="0 0 7030 7007" draw:points="2937,2 4098,2 5196,379 6112,1092 6746,2064 7030,3190 6933,4347 6466,5410 5678,6264 4656,6816 3511,7007 2365,6815 1345,6261 559,5406 94,4343 0,3185 286,2059 922,1088 1839,376 2937,0"><text:p/></draw:polyline><draw:rect draw:style-name="gr9" draw:text-style-name="P20" svg:width="40.03pt" svg:height="12.02pt" draw:transform="rotate (3.1393237255622) translate (260.9pt 127.25pt)"><text:p/></draw:rect><draw:rect draw:style-name="gr10" draw:text-style-name="P20" svg:width="42.07pt" svg:height="14.06pt" svg:x="219.88pt" svg:y="114.15pt"><text:p><text:span text:style-name="T29">N = 19</text:span></text:p></draw:rect><draw:circle draw:style-name="gr7" draw:text-style-name="P20" svg:width="3.03pt" svg:height="3.03pt" draw:transform="rotate (-3.14159265358979) translate (242.45pt 112.721653543307pt)"><text:p/></draw:circle><draw:polygon draw:style-name="gr8" draw:text-style-name="P20" svg:width="197.49pt" svg:height="197.49pt" draw:transform="rotate (-0.157254165604689) translate (158.920018290886pt -1.76487739845948pt)" svg:viewBox="0 0 6968 6968" draw:points="2932,0 4035,0 5086,341 5978,989 6627,1882 6968,2932 6968,4035 6628,5086 5980,5978 5086,6627 4037,6968 2933,6968 1882,6628 990,5980 341,5086 0,4037 0,2933 341,1882 989,990 1882,341"><text:p/></draw:polygon><draw:rect draw:style-name="gr9" draw:text-style-name="P20" svg:width="40.03pt" svg:height="12.02pt" draw:transform="rotate (3.1407199889638) translate (260.921653543307pt 127.2pt)"><text:p/></draw:rect><draw:rect draw:style-name="gr10" draw:text-style-name="P20" svg:width="42.07pt" svg:height="14.06pt" svg:x="219.94pt" svg:y="114.15pt"><text:p><text:span text:style-name="T29">N = 20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9.47pt" svg:height="198.85pt" draw:transform="rotate (-0.149749249821113) translate (157.13074457281pt -1.40501154665476pt)" svg:viewBox="0 0 7038 7016" draw:points="2992,0 4045,0 5049,310 5918,902 6574,1723 6959,2702 7038,3751 6804,4776 6278,5687 5508,6403 4561,6860 3521,7016 2481,6861 1533,6405 761,5690 235,4779 0,3755 77,2707 461,1727 1116,904 1985,311 2989,1"><text:p/></draw:polyline><draw:rect draw:style-name="gr9" draw:text-style-name="P20" svg:width="40.03pt" svg:height="12.02pt" draw:transform="rotate (-3.1393237255622) translate (260.95pt 127.15pt)"><text:p/></draw:rect><draw:rect draw:style-name="gr10" draw:text-style-name="P20" svg:width="42.07pt" svg:height="14.06pt" svg:x="219.94pt" svg:y="114.15pt"><text:p><text:span text:style-name="T29">N = 21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200.1pt" svg:height="197.94pt" draw:transform="rotate (-0.142942465738336) translate (156.016450432602pt -0.982638490475983pt)" svg:viewBox="0 0 7060 6984" draw:points="3029,0 4032,0 4996,282 5840,825 6498,1584 6917,2497 7060,3490 6918,4484 6500,5397 5843,6157 4998,6701 4036,6983 3031,6984 2067,6702 1221,6161 563,5402 145,4489 0,3496 142,2502 558,1589 1215,830 2060,286 3022,1"><text:p/></draw:polyline><draw:rect draw:style-name="gr9" draw:text-style-name="P20" svg:width="40.03pt" svg:height="12.02pt" draw:transform="rotate (-3.1393237255622) translate (260.95pt 127.15pt)"><text:p/></draw:rect><draw:rect draw:style-name="gr10" draw:text-style-name="P20" svg:width="42.07pt" svg:height="14.06pt" svg:x="219.94pt" svg:y="114.15pt"><text:p><text:span text:style-name="T29">N = 22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9.53pt" svg:height="199.02pt" draw:transform="rotate (-0.136135681655558) translate (155.619647206773pt -0.445653506003873pt)" svg:viewBox="0 0 7040 7022" draw:points="3040,0 4002,0 4927,260 5749,759 6404,1462 6845,2315 7040,3255 6973,4213 6652,5119 6097,5903 5353,6509 4472,6891 3520,7022 2567,6891 1687,6507 941,5901 387,5117 65,4212 0,3254 195,2314 637,1461 1293,759 2113,261 3038,0"><text:p/></draw:polyline><draw:rect draw:style-name="gr9" draw:text-style-name="P20" svg:width="40.03pt" svg:height="12.02pt" draw:transform="rotate (-3.1398473243378) translate (260.921653543307pt 127.15pt)"><text:p/></draw:rect><draw:rect draw:style-name="gr10" draw:text-style-name="P20" svg:width="42.07pt" svg:height="14.06pt" svg:x="219.94pt" svg:y="114.15pt"><text:p><text:span text:style-name="T29">N = 23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8.28pt" svg:height="198.28pt" draw:transform="rotate (-0.130550628049176) translate (155.601403285403pt 0.0367838615284199pt)" svg:viewBox="0 0 6996 6996" draw:points="3039,0 3960,0 4849,239 5646,700 6297,1351 6758,2148 6996,3039 6996,3960 6756,4849 6295,5646 5644,6297 4847,6758 3957,6996 3035,6996 2147,6756 1350,6295 698,5644 238,4847 0,3957 0,3035 239,2147 700,1350 1351,698 2148,238"><text:p/></draw:polygon><draw:rect draw:style-name="gr9" draw:text-style-name="P20" svg:width="40.03pt" svg:height="12.02pt" draw:transform="rotate (3.14124358773939) translate (260.921653543307pt 127.2pt)"><text:p/></draw:rect><draw:rect draw:style-name="gr10" draw:text-style-name="P20" svg:width="42.07pt" svg:height="14.06pt" svg:x="219.94pt" svg:y="114.15pt"><text:p><text:span text:style-name="T29">N = 24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9.53pt" svg:height="199.22pt" draw:transform="rotate (-0.126012771993991) translate (154.515408017413pt 0.287449089978099pt)" svg:viewBox="0 0 7040 7029" draw:points="3075,0 3959,0 4816,221 5591,647 6237,1251 6710,1999 6984,2839 7040,3721 6875,4590 6498,5390 5935,6071 5221,6591 4398,6918 3521,7029 2643,6918 1821,6592 1107,6073 542,5392 165,4592 0,3724 55,2842 328,2000 802,1254 1447,647 2221,220 3077,0"><text:p/></draw:polyline><draw:rect draw:style-name="gr9" draw:text-style-name="P20" svg:width="40.03pt" svg:height="12.02pt" draw:transform="rotate (-3.1398473243378) translate (260.921653543307pt 127.15pt)"><text:p/></draw:rect><draw:rect draw:style-name="gr10" draw:text-style-name="P20" svg:width="42.07pt" svg:height="14.06pt" svg:x="219.94pt" svg:y="114.15pt"><text:p><text:span text:style-name="T29">N = 25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9.98pt" svg:height="198.54pt" draw:transform="rotate (-0.120427718387609) translate (153.666006820063pt 0.681425565634481pt)" svg:viewBox="0 0 7056 7005" draw:points="3103,0 3955,0 4780,204 5534,600 6171,1164 6653,1864 6954,2659 7056,3503 6952,4347 6650,5143 6166,5843 5529,6407 4776,6802 3949,7005 3098,7003 2272,6799 1519,6403 884,5839 401,5138 100,4343 0,3499 104,2655 407,1860 892,1161 1529,599 2283,206 3109,5"><text:p/></draw:polyline><draw:rect draw:style-name="gr9" draw:text-style-name="P20" svg:width="40.03pt" svg:height="12.02pt" draw:transform="rotate (3.1381019950858) translate (260.9pt 127.25pt)"><text:p/></draw:rect><draw:rect draw:style-name="gr10" draw:text-style-name="P20" svg:width="42.07pt" svg:height="14.06pt" svg:x="219.88pt" svg:y="114.15pt"><text:p><text:span text:style-name="T29">N = 26</text:span></text:p></draw:rect><draw:circle draw:style-name="gr7" draw:text-style-name="P20" svg:width="3.03pt" svg:height="3.03pt" draw:transform="rotate (-3.14159265358979) translate (242.45pt 112.721653543307pt)"><text:p/></draw:circle><draw:polyline draw:style-name="gr8" draw:text-style-name="P20" svg:width="199.7pt" svg:height="199.36pt" draw:transform="rotate (-0.116587994033221) translate (153.300429683221pt 0.978702363045158pt)" svg:viewBox="0 0 7046 7034" draw:points="3115,0 3934,0 4730,189 5462,556 6090,1083 6579,1740 6904,2492 7046,3299 7000,4116 6765,4900 6356,5611 5794,6208 5110,6659 4340,6939 3527,7034 2713,6940 1943,6660 1258,6211 695,5617 285,4908 50,4124 0,3306 142,2499 466,1747 953,1090 1581,562 2312,194 3108,3"><text:p/></draw:polyline><draw:rect draw:style-name="gr9" draw:text-style-name="P20" svg:width="40.03pt" svg:height="12.02pt" draw:transform="rotate (-3.1405454560386) translate (260.921653543307pt 127.2pt)"><text:p/></draw:rect><draw:rect draw:style-name="gr10" draw:text-style-name="P20" svg:width="42.07pt" svg:height="14.06pt" svg:x="219.94pt" svg:y="114.15pt"><text:p><text:span text:style-name="T29">N = 27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8.68pt" svg:height="198.71pt" draw:transform="rotate (-0.111875605052837) translate (153.384675355649pt 1.4068822540542pt)" svg:viewBox="0 0 7010 7011" draw:points="3110,0 3900,0 4671,176 5382,519 6000,1012 6492,1629 6835,2342 7010,3112 7010,3902 6834,4672 6491,5384 5998,6002 5381,6493 4668,6836 3898,7011 3108,7011 2338,6835 1626,6491 1010,5998 518,5380 175,4668 0,3898 2,3108 178,2337 522,1626 1016,1009 1635,517 2347,176 3118,1"><text:p/></draw:polyline><draw:rect draw:style-name="gr9" draw:text-style-name="P20" svg:width="40.03pt" svg:height="12.02pt" draw:transform="rotate (-3.1405454560386) translate (260.921653543307pt 127.2pt)"><text:p/></draw:rect><draw:rect draw:style-name="gr10" draw:text-style-name="P20" svg:width="42.07pt" svg:height="14.06pt" svg:x="219.94pt" svg:y="114.15pt"><text:p><text:span text:style-name="T29">N = 28</text:span></text:p></draw:rect><draw:circle draw:style-name="gr7" draw:text-style-name="P20" svg:width="3.03pt" svg:height="3.03pt" draw:transform="rotate (-3.14159265358979) translate (242.5pt 112.721653543307pt)"><text:p/></draw:circle><draw:polyline draw:style-name="gr8" draw:text-style-name="P20" svg:width="199.67pt" svg:height="199.47pt" draw:transform="rotate (-0.108908545324446) translate (152.62037360085pt 1.55286776584026pt)" svg:viewBox="0 0 7045 7038" draw:points="3137,1 3900,1 4645,165 5338,484 5946,945 6440,1526 6798,2200 7003,2936 7045,3698 6922,4451 6641,5159 6213,5792 5660,6317 5008,6711 4286,6955 3528,7038 2770,6956 2046,6714 1391,6323 837,5799 408,5168 125,4460 0,3707 39,2945 241,2209 597,1535 1088,953 1694,489 2386,167 3131,0"><text:p/></draw:polyline><draw:rect draw:style-name="gr9" draw:text-style-name="P20" svg:width="40.03pt" svg:height="12.02pt" draw:transform="rotate (-3.13792746216061) translate (260.95pt 127.15pt)"><text:p/></draw:rect><draw:rect draw:style-name="gr10" draw:text-style-name="P20" svg:width="42.07pt" svg:height="14.06pt" svg:x="219.94pt" svg:y="114.15pt"><text:p><text:span text:style-name="T29">N = 29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200.07pt" svg:height="198.85pt" draw:transform="rotate (-0.105417886820457) translate (151.972124106601pt 1.82909805672666pt)" svg:viewBox="0 0 7059 7016" draw:points="3158,0 3896,0 4618,152 5292,452 5889,885 6384,1432 6753,2071 6981,2772 7059,3505 6982,4239 6755,4941 6386,5579 5893,6128 5296,6562 4622,6862 3901,7016 3163,7016 2441,6864 1767,6565 1169,6131 675,5584 306,4945 78,4244 0,3511 77,2777 304,2076 673,1437 1166,888 1763,455 2437,154"><text:p/></draw:polygon><draw:rect draw:style-name="gr9" draw:text-style-name="P20" svg:width="40.03pt" svg:height="12.02pt" draw:transform="rotate (-3.14124358773939) translate (260.921653543307pt 127.2pt)"><text:p/></draw:rect><draw:rect draw:style-name="gr10" draw:text-style-name="P20" svg:width="42.07pt" svg:height="14.06pt" svg:x="219.94pt" svg:y="114.15pt"><text:p><text:span text:style-name="T29">N = 30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9.73pt" svg:height="199.5pt" draw:transform="rotate (-0.101403629540871) translate (151.777863670071pt 2.17109718916317pt)" svg:viewBox="0 0 7047 7039" draw:points="3164,0 3878,0 4577,143 5234,424 5819,833 6312,1350 6689,1955 6938,2625 7047,3330 7011,4043 6833,4735 6519,5376 6082,5940 5541,6405 4916,6752 4236,6967 3525,7039 2816,6968 2135,6755 1511,6409 969,5945 532,5381 217,4741 37,4050 0,3338 107,2632 355,1961 731,1356 1223,838 1809,429 2464,146"><text:p/></draw:polygon><draw:rect draw:style-name="gr9" draw:text-style-name="P20" svg:width="40.03pt" svg:height="12.02pt" draw:transform="rotate (-3.1398473243378) translate (260.921653543307pt 127.15pt)"><text:p/></draw:rect><draw:rect draw:style-name="gr10" draw:text-style-name="P20" svg:width="42.07pt" svg:height="14.06pt" svg:x="219.94pt" svg:y="114.15pt"><text:p><text:span text:style-name="T29">N = 31</text:span></text:p></draw:rect><draw:circle draw:style-name="gr7" draw:text-style-name="P20" svg:width="3.03pt" svg:height="3.03pt" draw:transform="rotate (-3.14159265358979) translate (242.5pt 112.721653543307pt)"><text:p/></draw:circle><draw:polygon draw:style-name="gr8" draw:text-style-name="P20" svg:width="199.02pt" svg:height="199.02pt" draw:transform="rotate (-0.0972148393360842) translate (151.600943221269pt 2.52991877128475pt)" svg:viewBox="0 0 7022 7022" draw:points="3169,0 3860,0 4538,136 5177,401 5751,787 6240,1276 6624,1852 6889,2491 7022,3169 7022,3860 6886,4538 6621,5177 6236,5751 5746,6240 5171,6624 4532,6889 3854,7022 3162,7022 2485,6886 1845,6621 1271,6236 782,5746 398,5171 134,4532 0,3854 0,3162 136,2485 401,1845 787,1271 1276,782 1852,398 2491,134"><text:p/></draw:polygon><draw:rect draw:style-name="gr9" draw:text-style-name="P20" svg:width="40.03pt" svg:height="12.02pt" draw:transform="rotate (-3.1410690548142) translate (260.921653543307pt 127.2pt)"><text:p/></draw:rect><draw:rect draw:style-name="gr10" draw:text-style-name="P20" svg:width="42.07pt" svg:height="14.06pt" svg:x="219.94pt" svg:y="114.15pt"><text:p><text:span text:style-name="T29">N = 32</text:span></text:p></draw:rect></draw:g><text:tab/><text:span text:style-name="T16">AI = 180*(N-2)/N<text:tab/><text:tab/>; angoli interni <text:s/>(N→</text:span><text:span text:style-name="T21">∞</text:span><text:span text:style-name="T23"> <text:s/></text:span><text:span text:style-name="T22">=&gt; AI→180)</text:span></text:p>
      <text:p text:style-name="P11"><text:tab/>L = ABS(2*R*SIN(A/2*<text:span text:style-name="T15">PI/180</text:span>))<text:tab/>; <text:span text:style-name="T19">lato</text:span></text:p>
      <text:p text:style-name="P12"/>
      <text:p text:style-name="P12">;<text:tab/><text:span text:style-name="T3">Disegno il poligono</text:span></text:p>
      <text:p text:style-name="P13"/>
      <text:p text:style-name="P13"><text:tab/><text:span text:style-name="T20">FILLCOLOR “white” PENDOWN CIRCLE 3 PENUP</text:span></text:p>
      <text:p text:style-name="P13"><text:tab/><text:span text:style-name="T13">POSITION [X0P,Y0P]<text:tab/><text:tab/>; vado al centro</text:span></text:p>
      <text:p text:style-name="P14"><text:tab/>HEADING 0<text:tab/><text:tab/><text:tab/>; mi dirigo in su</text:p>
      <text:p text:style-name="P5"><text:tab/>FORWARD R<text:tab/><text:tab/><text:tab/>; <text:span text:style-name="T20">percorro il raggio</text:span></text:p>
      <text:p text:style-name="P5"><text:tab/>RIGHT 90<text:tab/><text:tab/><text:tab/>; <text:span text:style-name="T20">90° a destra (direzione tangente al cerchio circoscritto)</text:span></text:p>
      <text:p text:style-name="P13"><text:tab/><text:span text:style-name="T13">RIGHT (180 – AI)/2<text:tab/><text:tab/>; direzione primo lato da disegnare</text:span></text:p>
      <text:p text:style-name="P13"><text:tab/><text:span text:style-name="T14">PENDOWN<text:tab/><text:tab/><text:tab/>; giù la penna</text:span></text:p>
      <text:p text:style-name="P15"><text:tab/>REPEAT N [<text:tab/><text:tab/><text:tab/>; <text:span text:style-name="T4">ciclo sui lati del poligono</text:span></text:p>
      <text:p text:style-name="P4"><text:tab/><text:tab/>FORWARD L RIGHT A</text:p>
      <text:p text:style-name="P15"><text:tab/>]</text:p>
      <text:p text:style-name="P15"><text:tab/><text:span text:style-name="T2">PENUP<text:tab/><text:tab/><text:tab/><text:tab/>; alzo la penna</text:span></text:p>
      <text:p text:style-name="P15"><text:tab/><text:span text:style-name="T17">POSITION [X0P,Y0P]<text:tab/><text:tab/>; torno al centro </text:span></text:p>
      <text:p text:style-name="P15"><text:tab/><text:span text:style-name="T17">FORWARD 10<text:tab/><text:tab/><text:tab/>; vado un po' sotto per scrivere etichetta</text:span></text:p>
      <text:p text:style-name="P15"><text:tab/><text:span text:style-name="T17">FILLCOLOR “white”<text:tab/><text:tab/>; cancello...</text:span></text:p>
      <text:p text:style-name="P15"><text:tab/><text:span text:style-name="T17">RECTANGLE [40,12]<text:tab/><text:tab/>; … quella precedente</text:span></text:p>
      <text:p text:style-name="P15"><text:tab/><text:span text:style-name="T17">HEADING 0<text:tab/><text:tab/><text:tab/><text:tab/>; mi giro in su per...</text:span></text:p>
      <text:p text:style-name="P15"><text:tab/><text:span text:style-name="T18">LABEL “N = ” + STR REPCOUNT<text:tab/>; … scrivere etichetta corrente </text:span></text:p>
      <text:p text:style-name="P15"><text:tab/><text:span text:style-name="T17">HEADING 6h<text:tab/><text:tab/><text:tab/><text:tab/>; mi rigiro in giù</text:span></text:p>
      <text:p text:style-name="P16"><text:tab/>BACK 10<text:tab/><text:tab/><text:tab/><text:tab/>; torno al centro</text:p>
      <text:p text:style-name="P10">END<text:tab/><text:tab/><text:tab/><text:tab/><text:tab/>; <text:span text:style-name="T25">fine subroutine POLIGONO</text:span></text:p>
      <text:p text:style-name="P9"/>
      <text:p text:style-name="P9">; <text:span text:style-name="T25">script vero e proprio</text:span></text:p>
      <text:p text:style-name="P9"/>
      <text:p text:style-name="P17">HOME<text:tab/><text:tab/><text:tab/><text:tab/><text:tab/>; <text:span text:style-name="T25">vado al centro ma potrei andare anche altrove</text:span> </text:p>
      <text:p text:style-name="P17">X0P = POSITION[0<text:span text:style-name="T25">]<text:tab/><text:tab/><text:tab/>; X del centro del poligono</text:span></text:p>
      <text:p text:style-name="P17">Y0P = POSITION[1]<text:tab/><text:tab/><text:tab/>; <text:span text:style-name="T25">Y del centro del poligono</text:span></text:p>
      <text:p text:style-name="P12">REPEAT <text:span text:style-name="T19">NP</text:span> [<text:tab/><text:tab/><text:tab/><text:tab/><text:tab/>; <text:span text:style-name="T1">ciclo sui poligoni</text:span></text:p>
      <text:p text:style-name="P12"><text:span text:style-name="T6"><text:tab/>N = REPCOUNT+2<text:tab/><text:tab/><text:tab/>; </text:span><text:span text:style-name="T7">numero lati poligono</text:span></text:p>
      <text:p text:style-name="P12"><text:span text:style-name="T6"><text:tab/></text:span><text:span text:style-name="T10">POLIGONO X0P Y0P N R</text:span></text:p>
      <text:p text:style-name="P12">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57pt" draw:distance="0.57pt"/>
    <draw:stroke-dash draw:name="Dashed_20__28_var_29__20_5" draw:display-name="Dashed (var) 5" draw:style="rect" draw:dots1="1" draw:distance="0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9:43:48.655523193</meta:creation-date>
    <dc:date>2016-08-29T15:23:18.517071100</dc:date>
    <meta:editing-duration>PT13H31M59S</meta:editing-duration>
    <meta:editing-cycles>26</meta:editing-cycles>
    <meta:generator>LibreOffice/4.2.8.2$Linux_x86 LibreOffice_project/420m0$Build-2</meta:generator>
    <meta:document-statistic meta:table-count="0" meta:image-count="0" meta:object-count="0" meta:page-count="1" meta:paragraph-count="50" meta:word-count="336" meta:character-count="1848" meta:non-whitespace-character-count="1447"/>
  </office:meta>
</office:document-meta>
</file>